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1cm" draw:fill-color="#7a7a5a"/>
    </style:style>
    <style:style style:name="gr2" style:family="graphic" style:parent-style-name="standard">
      <style:graphic-properties svg:stroke-width="0.04cm" svg:stroke-color="#000000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b7b79d"/>
    </style:style>
    <style:style style:name="gr4" style:family="graphic" style:parent-style-name="standard">
      <style:graphic-properties svg:stroke-width="0.04cm" svg:stroke-color="#ecece7" draw:fill-color="#c9c9b6" fo:padding-top="-0.03cm" fo:padding-bottom="-0.03cm" fo:padding-left="-0.03cm" fo:padding-right="-0.03cm"/>
    </style:style>
    <style:style style:name="gr5" style:family="graphic" style:parent-style-name="standard">
      <style:graphic-properties draw:stroke="none" svg:stroke-width="0.04cm" draw:fill-color="#000000"/>
    </style:style>
    <style:style style:name="gr6" style:family="graphic" style:parent-style-name="standard">
      <style:graphic-properties draw:stroke="none" svg:stroke-width="0.04cm" draw:fill-color="#ff0000"/>
    </style:style>
    <style:style style:name="gr7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8" style:family="graphic" style:parent-style-name="standard">
      <style:graphic-properties draw:stroke="none" svg:stroke-width="0.04cm" draw:fill-color="#00ff00"/>
    </style:style>
    <style:style style:name="gr9" style:family="graphic" style:parent-style-name="standard">
      <style:graphic-properties draw:stroke="none" svg:stroke-width="0.04cm" draw:fill="none" draw:fill-color="#ffffff"/>
    </style:style>
    <style:style style:name="gr10" style:family="graphic" style:parent-style-name="standard">
      <style:graphic-properties svg:stroke-width="0cm" svg:stroke-color="#ffffff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04cm" svg:stroke-color="#ffffff" draw:fill-color="#b7b79d" fo:padding-top="-0.03cm" fo:padding-bottom="-0.03cm" fo:padding-left="-0.03cm" fo:padding-right="-0.03cm"/>
    </style:style>
  </office:automatic-styles>
  <office:body>
    <office:drawing>
      <draw:page draw:name="page1" draw:style-name="dp1" draw:master-page-name="Default">
        <draw:g>
          <draw:glue-point draw:id="4" svg:x="3.358cm" svg:y="-4.996cm"/>
          <draw:glue-point draw:id="5" svg:x="-2.436cm" svg:y="4.994cm"/>
          <draw:glue-point draw:id="6" svg:x="0.547cm" svg:y="4.994cm"/>
          <draw:glue-point draw:id="7" svg:x="4.996cm" svg:y="-2.797cm"/>
          <draw:glue-point draw:id="8" svg:x="1.616cm" svg:y="0.549cm"/>
          <draw:path draw:style-name="gr1" draw:layer="layout" svg:width="1.057cm" svg:height="1.999cm" svg:x="0.084cm" svg:y="0cm" svg:viewBox="0 0 1058 2000" svg:d="m963 858c20-60 87-375 94-416 6-40-14-100-34-107 0-13 0-27 0-27-7 0-13-7-20-7v0c0 0 13-67 27-120 20-94 20-141 20-141 0-14-7-27-14-27l-53-13c-14 0-20 6-27 13 0 0-20 40-54 134-13 47-33 107-33 107v0c-34-13-67-20-101-26-87-20-168-41-255-54 0 0-7 7-13 20-27 0-67 34-88 74-20 40-120 342-134 409-20 61-53 222-67 302-13 81-27 215-80 403-27 107-81 268-108 335-6 21-59 108 20 141 74 27 188 61 249 81 60 13 167 47 248 60 80 14 80-94 87-107 14-67 54-235 87-342 54-188 114-309 141-383s81-228 101-295z">
            <text:p/>
          </draw:path>
          <draw:path draw:style-name="gr2" draw:layer="layout" svg:width="1.057cm" svg:height="1.999cm" svg:x="0.084cm" svg:y="0cm" svg:viewBox="0 0 1058 2000" svg:d="m963 858c20-60 87-375 94-416 6-40-14-100-34-107 0-13 0-27 0-27-7 0-13-7-20-7v0c0 0 13-67 27-120 20-94 20-141 20-141 0-14-7-27-14-27l-53-13c-14 0-20 6-27 13 0 0-20 40-54 134-13 47-33 107-33 107v0c-34-13-67-20-101-26-87-20-168-41-255-54 0 0-7 7-13 20-27 0-67 34-88 74-20 40-120 342-134 409-20 61-53 222-67 302-13 81-27 215-80 403-27 107-81 268-108 335-6 21-59 108 20 141 74 27 188 61 249 81 60 13 167 47 248 60 80 14 80-94 87-107 14-67 54-235 87-342 54-188 114-309 141-383s81-228 101-295z">
            <text:p/>
          </draw:path>
          <draw:path draw:style-name="gr3" draw:layer="layout" svg:width="1.057cm" svg:height="1.998cm" svg:x="0cm" svg:y="0.009cm" svg:viewBox="0 0 1058 1999" svg:d="m963 858c20-60 87-376 94-416 6-40-14-100-34-107 0-14 0-27 0-27-7 0-13-7-20-7v0c0 0 20-67 27-120 20-94 20-141 20-141 0-14-7-20-14-27l-53-13c-14 0-20 6-27 13 0 0-20 40-54 134-13 47-33 107-33 107v0c-34-13-67-20-101-26-87-27-168-41-255-54 0 0-7 7-13 20-27 0-67 34-88 74-20 40-120 342-134 409-20 60-53 221-67 302-13 80-27 214-80 402-27 107-81 268-108 336-6 20-59 107 20 140 74 27 188 61 249 81 60 13 167 47 248 60 80 14 80-94 87-107 14-74 54-235 87-342 54-188 114-309 141-389 27-74 81-228 101-295z">
            <text:p/>
          </draw:path>
          <draw:path draw:style-name="gr2" draw:layer="layout" svg:width="1.057cm" svg:height="1.998cm" svg:x="0cm" svg:y="0.009cm" svg:viewBox="0 0 1058 1999" svg:d="m963 858c20-60 87-376 94-416 6-40-14-100-34-107 0-14 0-27 0-27-7 0-13-7-20-7v0c0 0 20-67 27-120 20-94 20-141 20-141 0-14-7-20-14-27l-53-13c-14 0-20 6-27 13 0 0-20 40-54 134-13 47-33 107-33 107v0c-34-13-67-20-101-26-87-27-168-41-255-54 0 0-7 7-13 20-27 0-67 34-88 74-20 40-120 342-134 409-20 60-53 221-67 302-13 80-27 214-80 402-27 107-81 268-108 336-6 20-59 107 20 140 74 27 188 61 249 81 60 13 167 47 248 60 80 14 80-94 87-107 14-74 54-235 87-342 54-188 114-309 141-389 27-74 81-228 101-295z">
            <text:p/>
          </draw:path>
          <draw:path draw:style-name="gr4" draw:layer="layout" svg:width="0.741cm" svg:height="1.103cm" svg:x="0.264cm" svg:y="0.18cm" svg:viewBox="0 0 742 1104" svg:d="m252 0c0 0-114 228-174 457-74 276-86 363-74 491 0 27 27 60 61 67 13 0 26 7 33 7s27 7 47 20 20 20 34 20c6 7 13 7 40 20s33 7 47 7c13 0 20 0 40 0 20-7 40 0 47 7 7 0 20 7 33 7 27 6 68-7 81-27 74-101 114-189 188-464 60-229 87-485 87-485z">
            <text:p/>
          </draw:path>
          <draw:path draw:style-name="gr5" draw:layer="layout" svg:width="0.272cm" svg:height="0.272cm" svg:x="0.387cm" svg:y="0.958cm" svg:viewBox="0 0 273 273" svg:d="m268 173c-20 75-95 115-169 95s-114-95-94-169 94-114 168-94c75 20 115 94 95 168z">
            <text:p/>
          </draw:path>
          <draw:path draw:style-name="gr5" draw:layer="layout" svg:width="0.118cm" svg:height="0.069cm" svg:x="0.332cm" svg:y="0.898cm" svg:viewBox="0 0 119 70" svg:d="m72 13c21 6 35 13 42 19 6 7 6 13 0 13-7 7-14 13-21 20-7 6-14 6-21 0-21-7-56-39-70-52-6-7 0-7 7-13 14 0 42 6 63 13z">
            <text:p/>
          </draw:path>
          <draw:path draw:style-name="gr6" draw:layer="layout" svg:width="0.081cm" svg:height="0.129cm" svg:x="0.296cm" svg:y="1.048cm" svg:viewBox="0 0 82 130" svg:d="m7 0c7 0 35 13 42 20s21 14 21 27c0 14 0 48 7 62s7 21-7 21c-7 0-35-14-42-14s-21-7-21-21c-7-20-7-68-7-89 0-6 7-6 14-6z">
            <text:p/>
          </draw:path>
          <draw:path draw:style-name="gr7" draw:layer="layout" svg:width="0.352cm" svg:height="0.333cm" svg:x="0.296cm" svg:y="0.898cm" svg:viewBox="0 0 353 334" svg:d="m348 234c-20 75-94 115-167 95-74-20-114-95-94-169s94-114 167-94c74 20 114 94 94 168zm-248-222c21 7 34 14 41 20 6 7 6 14 0 14-7 7-14 13-20 20-7 7-14 7-21 0-20-7-53-40-66-54-7-6 0-6 6-12 14 0 40 6 60 12zm-93 142c7 0 33 13 40 20s20 13 20 27c0 13 0 47 7 60 6 14 6 21-7 21-7 0-33-14-40-14s-20-7-20-20c-7-20-7-67-7-88 0-6 7-6 14-6z">
            <text:p/>
          </draw:path>
          <draw:path draw:style-name="gr5" draw:layer="layout" svg:width="0.121cm" svg:height="0.051cm" svg:x="0.665cm" svg:y="0.989cm" svg:viewBox="0 0 122 52" svg:d="m55 6c-21-6-35-6-42-6s-13 6-13 13c6 6 6 19 13 26 7 6 7 13 21 13 21 0 70-7 84-13 6-7 6-7-7-13-14-7-35-13-56-20z">
            <text:p/>
          </draw:path>
          <draw:path draw:style-name="gr8" draw:layer="layout" svg:width="0.125cm" svg:height="0.098cm" svg:x="0.602cm" svg:y="1.161cm" svg:viewBox="0 0 126 99" svg:d="m117 6c-13 0-40-6-46-6-7 0-27 6-27 19-6 14-26 40-33 47-13 7-13 13-6 20 6 7 33 7 46 13 7 0 20 0 26-6 20-14 40-54 47-74 6-6 0-13-7-13z">
            <text:p/>
          </draw:path>
          <draw:path draw:style-name="gr7" draw:layer="layout" svg:width="0.174cm" svg:height="0.271cm" svg:x="0.602cm" svg:y="0.989cm" svg:viewBox="0 0 175 272" svg:d="m111 6c-20-6-33-6-40-6s-13 6-13 13c6 7 6 21 13 27 7 7 7 14 20 14 20 0 67-7 80-14 7-6 7-6-7-13-13-7-33-14-53-21zm7 171c-14 0-40-7-47-7s-27 7-27 20c-6 14-26 41-33 48-13 7-13 14-7 21 7 7 34 7 47 13 7 0 20 0 27-6 20-14 40-55 46-76 7-6 0-13-6-13z">
            <text:p/>
          </draw:path>
          <draw:polygon draw:style-name="gr9" draw:layer="layout" svg:width="0.044cm" svg:height="0.16cm" svg:x="0.705cm" svg:y="0.229cm" svg:viewBox="0 0 45 161" draw:points="0,161 45,0">
            <text:p/>
          </draw:polygon>
          <draw:line draw:style-name="gr7" draw:layer="layout" svg:x1="0.705cm" svg:y1="0.39cm" svg:x2="0.75cm" svg:y2="0.229cm">
            <text:p/>
          </draw:line>
          <draw:polygon draw:style-name="gr9" draw:layer="layout" svg:width="0.044cm" svg:height="0.16cm" svg:x="0.72cm" svg:y="0.233cm" svg:viewBox="0 0 45 161" draw:points="0,161 45,0">
            <text:p/>
          </draw:polygon>
          <draw:line draw:style-name="gr7" draw:layer="layout" svg:x1="0.72cm" svg:y1="0.394cm" svg:x2="0.765cm" svg:y2="0.233cm">
            <text:p/>
          </draw:line>
          <draw:path draw:style-name="gr2" draw:layer="layout" svg:width="0.093cm" svg:height="0.026cm" svg:x="0.942cm" svg:y="0.019cm" svg:viewBox="0 0 94 27" svg:d="m94 27c0 0-27-7-47-14-21-7-47-13-47-13">
            <text:p/>
          </draw:path>
          <draw:path draw:style-name="gr2" draw:layer="layout" svg:width="1.057cm" svg:height="1.998cm" svg:x="0cm" svg:y="0.009cm" svg:viewBox="0 0 1058 1999" svg:d="m963 858c20-60 87-376 94-416 6-40-14-100-34-107 0-14 0-27 0-27-7 0-13-7-20-7v0c0 0 20-67 27-120 20-94 20-141 20-141 0-14-7-20-14-27l-53-13c-14 0-20 6-27 13 0 0-20 40-54 134-13 47-33 107-33 107v0c-34-13-67-20-101-26-87-27-168-41-255-54 0 0-7 7-13 20-27 0-67 34-88 74-20 40-120 342-134 409-20 60-53 221-67 302-13 80-27 214-80 402-27 107-81 268-108 336-6 20-59 107 20 140 74 27 188 61 249 81 60 13 167 47 248 60 80 14 80-94 87-107 14-74 54-235 87-342 54-188 114-309 141-389 27-74 81-228 101-295z">
            <text:p/>
          </draw:path>
          <draw:path draw:style-name="gr10" draw:layer="layout" svg:width="0.123cm" svg:height="0.121cm" svg:x="0.237cm" svg:y="1.23cm" svg:viewBox="0 0 124 122" svg:d="m120 77c-7 34-41 54-75 41-34-7-53-41-41-74 7-34 41-53 75-40s54 40 41 73z">
            <text:p/>
          </draw:path>
          <draw:path draw:style-name="gr10" draw:layer="layout" svg:width="0.119cm" svg:height="0.121cm" svg:x="0.389cm" svg:y="1.294cm" svg:viewBox="0 0 120 122" svg:d="m116 77c-7 34-41 54-74 41-34-7-47-41-41-74 7-34 41-53 74-40 34 6 54 40 41 73z">
            <text:p/>
          </draw:path>
          <draw:path draw:style-name="gr10" draw:layer="layout" svg:width="0.119cm" svg:height="0.121cm" svg:x="0.553cm" svg:y="1.317cm" svg:viewBox="0 0 120 122" svg:d="m116 77c-7 34-41 54-74 41-34-7-47-41-41-74s41-53 74-40c34 6 54 40 41 73z">
            <text:p/>
          </draw:path>
          <draw:path draw:style-name="gr10" draw:layer="layout" svg:width="0.122cm" svg:height="0.122cm" svg:x="0.2cm" svg:y="1.362cm" svg:viewBox="0 0 123 123" svg:d="m119 78c-7 34-41 54-74 41-34-7-53-41-41-75 7-34 41-53 74-40 34 6 54 40 41 74z">
            <text:p/>
          </draw:path>
          <draw:path draw:style-name="gr10" draw:layer="layout" svg:width="0.123cm" svg:height="0.122cm" svg:x="0.352cm" svg:y="1.427cm" svg:viewBox="0 0 124 123" svg:d="m120 78c-7 34-41 54-75 41-34-7-53-41-41-75 7-34 41-53 75-40 34 6 54 40 41 74z">
            <text:p/>
          </draw:path>
          <draw:path draw:style-name="gr10" draw:layer="layout" svg:width="0.123cm" svg:height="0.122cm" svg:x="0.516cm" svg:y="1.45cm" svg:viewBox="0 0 124 123" svg:d="m120 78c-7 34-41 54-75 41-34-7-53-41-41-75 7-34 41-53 75-40 34 6 54 40 41 74z">
            <text:p/>
          </draw:path>
          <draw:path draw:style-name="gr10" draw:layer="layout" svg:width="0.123cm" svg:height="0.122cm" svg:x="0.164cm" svg:y="1.495cm" svg:viewBox="0 0 124 123" svg:d="m120 78c-7 34-41 54-75 41-34-7-53-41-41-75 7-34 41-53 75-40 34 6 54 40 41 74z">
            <text:p/>
          </draw:path>
          <draw:path draw:style-name="gr10" draw:layer="layout" svg:width="0.122cm" svg:height="0.121cm" svg:x="0.316cm" svg:y="1.56cm" svg:viewBox="0 0 123 122" svg:d="m119 77c-7 34-41 54-74 41-34-7-53-41-41-74s41-53 74-40c34 6 54 40 41 73z">
            <text:p/>
          </draw:path>
          <draw:path draw:style-name="gr10" draw:layer="layout" svg:width="0.122cm" svg:height="0.121cm" svg:x="0.48cm" svg:y="1.582cm" svg:viewBox="0 0 123 122" svg:d="m119 77c-7 34-41 54-74 41-34-7-53-41-41-74 7-34 41-53 74-40 34 6 54 40 41 73z">
            <text:p/>
          </draw:path>
          <draw:path draw:style-name="gr10" draw:layer="layout" svg:width="0.122cm" svg:height="0.121cm" svg:x="0.127cm" svg:y="1.627cm" svg:viewBox="0 0 123 122" svg:d="m119 77c-7 34-41 54-74 41-34-7-53-41-41-74s41-53 74-40c34 6 54 40 41 73z">
            <text:p/>
          </draw:path>
          <draw:path draw:style-name="gr10" draw:layer="layout" svg:width="0.123cm" svg:height="0.121cm" svg:x="0.279cm" svg:y="1.692cm" svg:viewBox="0 0 124 122" svg:d="m120 77c-7 34-41 54-75 41-34-7-53-41-41-74 7-34 41-53 75-40 34 6 54 40 41 73z">
            <text:p/>
          </draw:path>
          <draw:path draw:style-name="gr10" draw:layer="layout" svg:width="0.123cm" svg:height="0.118cm" svg:x="0.443cm" svg:y="1.715cm" svg:viewBox="0 0 124 119" svg:d="m120 74c-7 34-41 54-75 41-34-7-53-41-41-74 7-34 41-46 75-40s54 40 41 73z">
            <text:p/>
          </draw:path>
          <draw:path draw:style-name="gr7" draw:layer="layout" svg:width="0.425cm" svg:height="1.067cm" svg:x="0.282cm" svg:y="0.859cm" svg:viewBox="0 0 426 1068" svg:d="m40 1000c0 0-7 7-13 0-7 0-7-6-7-6 0 0 7-7 13 0s7 6 7 6m-20-6-20 67m20-61-20 68m33-68-20 68m14-68-21 68m142-1068-13 47m20-47-13 47m284 26-14 47m7-47-14 47">
            <text:p/>
          </draw:path>
          <draw:path draw:style-name="gr2" draw:layer="layout" svg:width="0.178cm" svg:height="0.301cm" svg:x="0.856cm" svg:y="0.009cm" svg:viewBox="0 0 179 302" svg:d="m132 302c0 0 20-68 27-121 20-94 20-141 20-141 0-14-7-20-14-27l-53-13c-13 0-20 6-26 13 0 0-20 40-53 134-14 47-33 108-33 108">
            <text:p/>
          </draw:path>
          <draw:path draw:style-name="gr2" draw:layer="layout" svg:width="0.132cm" svg:height="0.046cm" svg:x="0.863cm" svg:y="0.238cm" svg:viewBox="0 0 133 47" svg:d="m133 47c-47-21-87-34-133-47">
            <text:p/>
          </draw:path>
          <draw:path draw:style-name="gr7" draw:layer="layout" svg:width="0.546cm" svg:height="0.155cm" svg:x="0.452cm" svg:y="0.294cm" svg:viewBox="0 0 547 156" svg:d="m0 0c87 13 189 34 277 61s182 54 270 95">
            <text:p/>
          </draw:path>
          <draw:path draw:style-name="gr11" draw:layer="layout" svg:width="0.59cm" svg:height="0.471cm" svg:x="0.327cm" svg:y="0.496cm" svg:viewBox="0 0 591 472" svg:d="m507 455c0 14-14 20-27 14l-464-129c-14 0-20-14-14-27l81-298c7-13 13-19 27-13l464 128c14 7 20 14 14 27z">
            <text:p/>
          </draw:path>
          <draw:line draw:style-name="gr7" draw:layer="layout" svg:x1="0.705cm" svg:y1="0.39cm" svg:x2="0.75cm" svg:y2="0.229cm">
            <text:p/>
          </draw:line>
          <draw:line draw:style-name="gr7" draw:layer="layout" svg:x1="0.72cm" svg:y1="0.394cm" svg:x2="0.765cm" svg:y2="0.2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ellular phone</dc:title>
    <meta:creation-date>2011-02-07T16:43:25</meta:creation-date>
    <meta:editing-duration>P0D</meta:editing-duration>
    <meta:editing-cycles>1</meta:editing-cycles>
    <meta:document-statistic meta:object-count="38"/>
    <meta:generator>OpenOffice.org/3.3$Linux OpenOffice.org_project/330m20$Build-9567</meta:generator>
  </office:meta>
</office:document-meta>
</file>